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30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08"/>
    <style:style style:name="ce33" style:family="table-cell" style:parent-style-name="Default" style:data-style-name="N108">
      <style:text-properties fo:font-weight="bold" style:font-weight-asian="bold" style:font-weight-complex="bold"/>
    </style:style>
    <style:style style:name="ce31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table:number-columns-spanned="12" table:number-rows-spanned="1"/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0" calcext:value-type="float">
            <text:p>2080</text:p>
          </table:table-cell>
          <table:table-cell table:style-name="ce7"/>
          <table:table-cell table:formula="of:=[.E5]*([.G5]/1000)*([.H5]/1000)" office:value-type="float" office:value="0.4368" calcext:value-type="float">
            <text:p>0,4368</text:p>
          </table:table-cell>
          <table:table-cell table:formula="of:=[.J5]*[.F5]/1000" office:value-type="float" office:value="0.013104" calcext:value-type="float">
            <text:p>0,013104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68" calcext:value-type="float">
            <text:p>0,4368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7" calcext:value-type="float">
            <text:p>7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[.H8]" office:value-type="float" office:value="62" calcext:value-type="float">
            <text:p>62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7" calcext:value-type="float">
            <text:p>7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0]" office:value-type="float" office:value="62" calcext:value-type="float">
            <text:p>62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7" calcext:value-type="float">
            <text:p>7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2]" office:value-type="float" office:value="62" calcext:value-type="float">
            <text:p>62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66" calcext:value-type="float">
            <text:p>0,4066</text:p>
          </table:table-cell>
          <table:table-cell table:formula="of:=[.J14]*[.F14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66" calcext:value-type="float">
            <text:p>0,4066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7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7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-9" calcext:value-type="float">
            <text:p>-9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-9" calcext:value-type="float">
            <text:p>-9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-9" calcext:value-type="float">
            <text:p>-9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50]*([.G50]/1000)*([.H50]/1000)" office:value-type="float" office:value="0.103005" calcext:value-type="float">
            <text:p>0,103005</text:p>
          </table:table-cell>
          <table:table-cell table:formula="of:=[.J50]*[.F5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3005" calcext:value-type="float">
            <text:p>0,10300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4" calcext:value-type="float">
            <text:p>4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4" calcext:value-type="float">
            <text:p>4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4" calcext:value-type="float">
            <text:p>4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5455" calcext:value-type="float">
            <text:p>0,105455</text:p>
          </table:table-cell>
          <table:table-cell table:formula="of:=[.J59]*[.F5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105455" calcext:value-type="float">
            <text:p>0,10545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5455" calcext:value-type="float">
            <text:p>0,105455</text:p>
          </table:table-cell>
          <table:table-cell table:formula="of:=[.J60]*[.F6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105455" calcext:value-type="float">
            <text:p>0,10545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2" calcext:value-type="float">
            <text:p>-162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4" calcext:value-type="float">
            <text:p>4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4" calcext:value-type="float">
            <text:p>4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4" calcext:value-type="float">
            <text:p>4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7"/>
          <table:table-cell table:formula="of:=[.E101]*([.G101]/1000)*([.H101]/1000)" office:value-type="float" office:value="0.43554" calcext:value-type="float">
            <text:p>0,43554</text:p>
          </table:table-cell>
          <table:table-cell table:formula="of:=[.J101]*[.F101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554" calcext:value-type="float">
            <text:p>0,43554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3" calcext:value-type="float">
            <text:p>3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3" calcext:value-type="float">
            <text:p>3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3" calcext:value-type="float">
            <text:p>3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4" calcext:value-type="float">
            <text:p>0,4054</text:p>
          </table:table-cell>
          <table:table-cell table:formula="of:=[.J110]*[.F110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4" calcext:value-type="float">
            <text:p>0,4054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129]*([.G129]/1000)*([.H129]/1000)" office:value-type="float" office:value="0.43596" calcext:value-type="float">
            <text:p>0,43596</text:p>
          </table:table-cell>
          <table:table-cell table:formula="of:=[.J129]*[.F129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96" calcext:value-type="float">
            <text:p>0,43596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30]*([.G130]/1000)*([.H130]/1000)" office:value-type="float" office:value="0.1029" calcext:value-type="float">
            <text:p>0,1029</text:p>
          </table:table-cell>
          <table:table-cell table:formula="of:=[.J130]*[.F130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29" calcext:value-type="float">
            <text:p>0,1029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1" calcext:value-type="float">
            <text:p>1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-5" calcext:value-type="float">
            <text:p>-5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1" calcext:value-type="float">
            <text:p>1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-5" calcext:value-type="float">
            <text:p>-5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1" calcext:value-type="float">
            <text:p>1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-5" calcext:value-type="float">
            <text:p>-5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8" calcext:value-type="float">
            <text:p>0,4058</text:p>
          </table:table-cell>
          <table:table-cell table:formula="of:=[.J138]*[.F1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8" calcext:value-type="float">
            <text:p>0,4058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34" calcext:value-type="float">
            <text:p>0,10534</text:p>
          </table:table-cell>
          <table:table-cell table:formula="of:=[.J139]*[.F139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10534" calcext:value-type="float">
            <text:p>0,10534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34" calcext:value-type="float">
            <text:p>0,10534</text:p>
          </table:table-cell>
          <table:table-cell table:formula="of:=[.J140]*[.F140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10534" calcext:value-type="float">
            <text:p>0,10534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7" table:formula="of:=[.H130]-2*30-2*2-[.H141]" office:value-type="float" office:value="-305" calcext:value-type="float">
            <text:p>-305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7" table:formula="of:=[.H130]-2*30-2*2-[.H142]" office:value-type="float" office:value="-305" calcext:value-type="float">
            <text:p>-305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-5" calcext:value-type="float">
            <text:p>-5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-5" calcext:value-type="float">
            <text:p>-5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157]*([.G157]/1000)*([.H157]/1000)" office:value-type="float" office:value="0.43596" calcext:value-type="float">
            <text:p>0,43596</text:p>
          </table:table-cell>
          <table:table-cell table:formula="of:=[.J157]*[.F15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96" calcext:value-type="float">
            <text:p>0,43596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7"/>
          <table:table-cell table:formula="of:=[.E158]*([.G158]/1000)*([.H158]/1000)" office:value-type="float" office:value="0.10311" calcext:value-type="float">
            <text:p>0,10311</text:p>
          </table:table-cell>
          <table:table-cell table:formula="of:=[.J158]*[.F158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311" calcext:value-type="float">
            <text:p>0,10311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4" calcext:value-type="float">
            <text:p>4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2" calcext:value-type="float">
            <text:p>2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4" calcext:value-type="float">
            <text:p>4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2" calcext:value-type="float">
            <text:p>2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4" calcext:value-type="float">
            <text:p>4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2" calcext:value-type="float">
            <text:p>2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8" calcext:value-type="float">
            <text:p>0,4058</text:p>
          </table:table-cell>
          <table:table-cell table:formula="of:=[.J166]*[.F16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8" calcext:value-type="float">
            <text:p>0,4058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57" calcext:value-type="float">
            <text:p>0,10557</text:p>
          </table:table-cell>
          <table:table-cell table:formula="of:=[.J167]*[.F167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10557" calcext:value-type="float">
            <text:p>0,10557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57" calcext:value-type="float">
            <text:p>0,10557</text:p>
          </table:table-cell>
          <table:table-cell table:formula="of:=[.J168]*[.F168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10557" calcext:value-type="float">
            <text:p>0,10557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7" table:formula="of:=[.H158]-2*30-2*2-[.H169]" office:value-type="float" office:value="-502" calcext:value-type="float">
            <text:p>-502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7" table:formula="of:=[.H158]-2*30-2*2-[.H170]" office:value-type="float" office:value="-204" calcext:value-type="float">
            <text:p>-204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2" calcext:value-type="float">
            <text:p>2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2" calcext:value-type="float">
            <text:p>2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16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3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3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currency" office:currency="EUR" office:value="30" calcext:value-type="currency">
            <text:p>30,00 €</text:p>
          </table:table-cell>
          <table:table-cell table:style-name="ce3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3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77" calcext:value-type="float">
            <text:p>0,7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6" calcext:value-type="float">
            <text:p>2,8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1" calcext:value-type="float">
            <text:p>11</text:p>
          </table:table-cell>
          <table:table-cell table:formula="of:=SUM([.F6:.F9])" office:value-type="float" office:value="6.787" calcext:value-type="float">
            <text:p>6,78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ce30"/>
        <table:table-column table:style-name="co21" table:default-cell-style-name="ce30"/>
        <table:table-column table:style-name="co20" table:default-cell-style-name="Default"/>
        <table:table-column table:style-name="co10" table:number-columns-repeated="10" table:default-cell-style-name="Default"/>
        <table:table-row table:style-name="ro2">
          <table:table-cell table:number-columns-repeated="7"/>
          <table:table-cell table:style-name="Default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1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80" calcext:value-type="float">
            <text:p>2080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30" calcext:value-type="float">
            <text:p>2130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33" calcext:value-type="float">
            <text:p>2033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83" calcext:value-type="float">
            <text:p>2083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71" calcext:value-type="float">
            <text:p>871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71" calcext:value-type="float">
            <text:p>871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71" calcext:value-type="float">
            <text:p>871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formula="of:=[.E9]+50" office:value-type="float" office:value="935" calcext:value-type="float">
            <text:p>935</text:p>
          </table:table-cell>
          <table:table-cell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3"/>
        </table:table-row>
        <table:table-row table:style-name="ro2" table:number-rows-repeated="3">
          <table:table-cell table:number-columns-repeated="20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formula="of:=[.E13]+50" office:value-type="float" office:value="2126" calcext:value-type="float">
            <text:p>2126</text:p>
          </table:table-cell>
          <table:table-cell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formula="of:=[.E14]+50" office:value-type="float" office:value="2079" calcext:value-type="float">
            <text:p>2079</text:p>
          </table:table-cell>
          <table:table-cell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4]-[.N1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formula="of:=[.E15]+50" office:value-type="float" office:value="958" calcext:value-type="float">
            <text:p>958</text:p>
          </table:table-cell>
          <table:table-cell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5]-[.N15]" office:value-type="float" office:value="0" calcext:value-type="float">
            <text:p>0</text:p>
          </table:table-cell>
          <table:table-cell/>
          <table:table-cell table:formula="of:=[.E18]-60" office:value-type="float" office:value="912" calcext:value-type="float">
            <text:p>912</text:p>
          </table:table-cell>
          <table:table-cell table:formula="of:=[.Q15]-4" office:value-type="float" office:value="908" calcext:value-type="float">
            <text:p>908</text:p>
          </table:table-cell>
          <table:table-cell table:formula="of:=[.R15]-2*100" office:value-type="float" office:value="708" calcext:value-type="float">
            <text:p>708</text:p>
          </table:table-cell>
          <table:table-cell table:formula="of:=[.S15]+2*70" office:value-type="float" office:value="848" calcext:value-type="float">
            <text:p>848</text:p>
          </table:table-cell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formula="of:=[.E16]+50" office:value-type="float" office:value="958" calcext:value-type="float">
            <text:p>958</text:p>
          </table:table-cell>
          <table:table-cell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6]-[.N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formula="of:=[.E17]+50" office:value-type="float" office:value="958" calcext:value-type="float">
            <text:p>958</text:p>
          </table:table-cell>
          <table:table-cell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formula="of:=[.E18]+50" office:value-type="float" office:value="1022" calcext:value-type="float">
            <text:p>1022</text:p>
          </table:table-cell>
          <table:table-cell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/>
          <table:table-cell table:formula="of:=[.E18]-60" office:value-type="float" office:value="912" calcext:value-type="float">
            <text:p>912</text:p>
          </table:table-cell>
          <table:table-cell table:number-columns-repeated="3"/>
        </table:table-row>
        <table:table-row table:style-name="ro2">
          <table:table-cell table:number-columns-repeated="14"/>
          <table:table-cell table:formula="of:=[.D19]-[.N1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14"/>
          <table:table-cell table:formula="of:=[.D20]-[.N2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14"/>
          <table:table-cell table:formula="of:=[.D21]-[.N21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formula="of:=[.E22]+50" office:value-type="float" office:value="2125" calcext:value-type="float">
            <text:p>2125</text:p>
          </table:table-cell>
          <table:table-cell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2]-[.N2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formula="of:=[.E23]+50" office:value-type="float" office:value="2078" calcext:value-type="float">
            <text:p>2078</text:p>
          </table:table-cell>
          <table:table-cell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3]-[.N2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7" calcext:value-type="float">
            <text:p>917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formula="of:=[.E24]+50" office:value-type="float" office:value="967" calcext:value-type="float">
            <text:p>967</text:p>
          </table:table-cell>
          <table:table-cell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4]-[.N24]" office:value-type="float" office:value="0" calcext:value-type="float">
            <text:p>0</text:p>
          </table:table-cell>
          <table:table-cell table:style-name="ce30" office:value-type="string" calcext:value-type="string">
            <text:p>Note : sac SCIURE ?</text:p>
          </table:table-cell>
          <table:table-cell table:formula="of:=[.E27]-60" office:value-type="float" office:value="921" calcext:value-type="float">
            <text:p>921</text:p>
          </table:table-cell>
          <table:table-cell table:formula="of:=[.Q24]-4" office:value-type="float" office:value="917" calcext:value-type="float">
            <text:p>917</text:p>
          </table:table-cell>
          <table:table-cell table:formula="of:=[.R24]-2*100" office:value-type="float" office:value="717" calcext:value-type="float">
            <text:p>717</text:p>
          </table:table-cell>
          <table:table-cell table:formula="of:=[.S24]+2*70" office:value-type="float" office:value="857" calcext:value-type="float">
            <text:p>857</text:p>
          </table:table-cell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7" calcext:value-type="float">
            <text:p>917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formula="of:=[.E25]+50" office:value-type="float" office:value="967" calcext:value-type="float">
            <text:p>967</text:p>
          </table:table-cell>
          <table:table-cell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5]-[.N2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formula="of:=[.E26]+50" office:value-type="float" office:value="1129" calcext:value-type="float">
            <text:p>1129</text:p>
          </table:table-cell>
          <table:table-cell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6]-[.N2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81" calcext:value-type="float">
            <text:p>981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formula="of:=[.E27]+50" office:value-type="float" office:value="1031" calcext:value-type="float">
            <text:p>1031</text:p>
          </table:table-cell>
          <table:table-cell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7]-[.N27]" office:value-type="float" office:value="0" calcext:value-type="float">
            <text:p>0</text:p>
          </table:table-cell>
          <table:table-cell/>
          <table:table-cell table:formula="of:=[.E27]-60" office:value-type="float" office:value="921" calcext:value-type="float">
            <text:p>921</text:p>
          </table:table-cell>
          <table:table-cell table:number-columns-repeated="3"/>
        </table:table-row>
        <table:table-row table:style-name="ro2">
          <table:table-cell table:number-columns-repeated="14"/>
          <table:table-cell table:formula="of:=[.D28]-[.N2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14"/>
          <table:table-cell table:formula="of:=[.D29]-[.N2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14"/>
          <table:table-cell table:formula="of:=[.D30]-[.N3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4" calcext:value-type="float">
            <text:p>2074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formula="of:=[.E31]+50" office:value-type="float" office:value="2124" calcext:value-type="float">
            <text:p>2124</text:p>
          </table:table-cell>
          <table:table-cell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1]-[.N31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7" calcext:value-type="float">
            <text:p>2027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formula="of:=[.E32]+50" office:value-type="float" office:value="2077" calcext:value-type="float">
            <text:p>2077</text:p>
          </table:table-cell>
          <table:table-cell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2]-[.N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formula="of:=[.E33]+50" office:value-type="float" office:value="969" calcext:value-type="float">
            <text:p>969</text:p>
          </table:table-cell>
          <table:table-cell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3]-[.N33]" office:value-type="float" office:value="0" calcext:value-type="float">
            <text:p>0</text:p>
          </table:table-cell>
          <table:table-cell/>
          <table:table-cell table:formula="of:=[.E37]-60" office:value-type="float" office:value="923" calcext:value-type="float">
            <text:p>923</text:p>
          </table:table-cell>
          <table:table-cell table:formula="of:=[.Q33]-4" office:value-type="float" office:value="919" calcext:value-type="float">
            <text:p>919</text:p>
          </table:table-cell>
          <table:table-cell table:formula="of:=[.R33]-2*100" office:value-type="float" office:value="719" calcext:value-type="float">
            <text:p>719</text:p>
          </table:table-cell>
          <table:table-cell table:formula="of:=[.S33]+2*70" office:value-type="float" office:value="859" calcext:value-type="float">
            <text:p>859</text:p>
          </table:table-cell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formula="of:=[.E34]+50" office:value-type="float" office:value="969" calcext:value-type="float">
            <text:p>969</text:p>
          </table:table-cell>
          <table:table-cell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4]-[.N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formula="of:=[.E35]+50" office:value-type="float" office:value="1380" calcext:value-type="float">
            <text:p>1380</text:p>
          </table:table-cell>
          <table:table-cell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5]-[.N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formula="of:=[.E36]+50" office:value-type="float" office:value="1380" calcext:value-type="float">
            <text:p>1380</text:p>
          </table:table-cell>
          <table:table-cell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6]-[.N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formula="of:=[.E37]+50" office:value-type="float" office:value="1033" calcext:value-type="float">
            <text:p>1033</text:p>
          </table:table-cell>
          <table:table-cell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7]-[.N37]" office:value-type="float" office:value="0" calcext:value-type="float">
            <text:p>0</text:p>
          </table:table-cell>
          <table:table-cell/>
          <table:table-cell table:formula="of:=[.E37]-60" office:value-type="float" office:value="923" calcext:value-type="float">
            <text:p>923</text:p>
          </table:table-cell>
          <table:table-cell table:number-columns-repeated="3"/>
        </table:table-row>
        <table:table-row table:style-name="ro2">
          <table:table-cell table:number-columns-repeated="14"/>
          <table:table-cell table:formula="of:=[.D38]-[.N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14"/>
          <table:table-cell table:formula="of:=[.D39]-[.N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14"/>
          <table:table-cell table:formula="of:=[.D40]-[.N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6" calcext:value-type="float">
            <text:p>2076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formula="of:=[.E41]+50" office:value-type="float" office:value="2126" calcext:value-type="float">
            <text:p>2126</text:p>
          </table:table-cell>
          <table:table-cell table:formula="of:=[.F4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1]-[.N41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9" calcext:value-type="float">
            <text:p>2029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formula="of:=[.E42]+50" office:value-type="float" office:value="2079" calcext:value-type="float">
            <text:p>2079</text:p>
          </table:table-cell>
          <table:table-cell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2]-[.N4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8" calcext:value-type="float">
            <text:p>918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formula="of:=[.E43]+50" office:value-type="float" office:value="968" calcext:value-type="float">
            <text:p>968</text:p>
          </table:table-cell>
          <table:table-cell table:formula="of:=[.F4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  <table:table-cell table:formula="of:=[.E47]-60" office:value-type="float" office:value="922" calcext:value-type="float">
            <text:p>922</text:p>
          </table:table-cell>
          <table:table-cell table:formula="of:=[.Q43]-4" office:value-type="float" office:value="918" calcext:value-type="float">
            <text:p>918</text:p>
          </table:table-cell>
          <table:table-cell table:formula="of:=[.R43]-2*100" office:value-type="float" office:value="718" calcext:value-type="float">
            <text:p>718</text:p>
          </table:table-cell>
          <table:table-cell table:formula="of:=[.S43]+2*70" office:value-type="float" office:value="858" calcext:value-type="float">
            <text:p>858</text:p>
          </table:table-cell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8" calcext:value-type="float">
            <text:p>918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formula="of:=[.E44]+50" office:value-type="float" office:value="968" calcext:value-type="float">
            <text:p>968</text:p>
          </table:table-cell>
          <table:table-cell table:formula="of:=[.F4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4]-[.N4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formula="of:=[.E45]+50" office:value-type="float" office:value="1470" calcext:value-type="float">
            <text:p>1470</text:p>
          </table:table-cell>
          <table:table-cell table:formula="of:=[.F4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5]-[.N4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formula="of:=[.E46]+50" office:value-type="float" office:value="1172" calcext:value-type="float">
            <text:p>1172</text:p>
          </table:table-cell>
          <table:table-cell table:formula="of:=[.F4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6]-[.N4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2" calcext:value-type="float">
            <text:p>982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formula="of:=[.E47]+50" office:value-type="float" office:value="1032" calcext:value-type="float">
            <text:p>1032</text:p>
          </table:table-cell>
          <table:table-cell table:formula="of:=[.F4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7]-[.N47]" office:value-type="float" office:value="0" calcext:value-type="float">
            <text:p>0</text:p>
          </table:table-cell>
          <table:table-cell/>
          <table:table-cell table:formula="of:=[.E47]-60" office:value-type="float" office:value="922" calcext:value-type="float">
            <text:p>922</text:p>
          </table:table-cell>
          <table:table-cell table:number-columns-repeated="3"/>
        </table:table-row>
        <table:table-row table:style-name="ro2">
          <table:table-cell table:number-columns-repeated="14"/>
          <table:table-cell table:formula="of:=[.D48]-[.N4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14"/>
          <table:table-cell table:formula="of:=[.D49]-[.N4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14"/>
          <table:table-cell table:formula="of:=[.D50]-[.N5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6" calcext:value-type="float">
            <text:p>2076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formula="of:=[.E51]+50" office:value-type="float" office:value="2126" calcext:value-type="float">
            <text:p>2126</text:p>
          </table:table-cell>
          <table:table-cell table:formula="of:=[.F5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1]-[.N51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9" calcext:value-type="float">
            <text:p>2029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formula="of:=[.E52]+50" office:value-type="float" office:value="2079" calcext:value-type="float">
            <text:p>2079</text:p>
          </table:table-cell>
          <table:table-cell table:formula="of:=[.F5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2]-[.N5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16" calcext:value-type="float">
            <text:p>916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formula="of:=[.E53]+50" office:value-type="float" office:value="966" calcext:value-type="float">
            <text:p>966</text:p>
          </table:table-cell>
          <table:table-cell table:formula="of:=[.F5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3]-[.N53]" office:value-type="float" office:value="0" calcext:value-type="float">
            <text:p>0</text:p>
          </table:table-cell>
          <table:table-cell/>
          <table:table-cell table:formula="of:=[.E57]-60" office:value-type="float" office:value="920" calcext:value-type="float">
            <text:p>920</text:p>
          </table:table-cell>
          <table:table-cell table:formula="of:=[.Q53]-4" office:value-type="float" office:value="916" calcext:value-type="float">
            <text:p>916</text:p>
          </table:table-cell>
          <table:table-cell table:formula="of:=[.R53]-2*100" office:value-type="float" office:value="716" calcext:value-type="float">
            <text:p>716</text:p>
          </table:table-cell>
          <table:table-cell table:formula="of:=[.S53]+2*70" office:value-type="float" office:value="856" calcext:value-type="float">
            <text:p>856</text:p>
          </table:table-cell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16" calcext:value-type="float">
            <text:p>916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formula="of:=[.E54]+50" office:value-type="float" office:value="966" calcext:value-type="float">
            <text:p>966</text:p>
          </table:table-cell>
          <table:table-cell table:formula="of:=[.F5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4]-[.N5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formula="of:=[.E55]+50" office:value-type="float" office:value="1271" calcext:value-type="float">
            <text:p>1271</text:p>
          </table:table-cell>
          <table:table-cell table:formula="of:=[.F5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formula="of:=[.E56]+50" office:value-type="float" office:value="1271" calcext:value-type="float">
            <text:p>1271</text:p>
          </table:table-cell>
          <table:table-cell table:formula="of:=[.F5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6]-[.N5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0" calcext:value-type="float">
            <text:p>980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formula="of:=[.E57]+50" office:value-type="float" office:value="1030" calcext:value-type="float">
            <text:p>1030</text:p>
          </table:table-cell>
          <table:table-cell table:formula="of:=[.F5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7]-[.N57]" office:value-type="float" office:value="0" calcext:value-type="float">
            <text:p>0</text:p>
          </table:table-cell>
          <table:table-cell/>
          <table:table-cell table:formula="of:=[.E57]-60" office:value-type="float" office:value="920" calcext:value-type="float">
            <text:p>920</text:p>
          </table:table-cell>
          <table:table-cell table:number-columns-repeated="3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 style:data-style-name="N2" text:time-value="10:44:59.477811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7-16T15:33:53.804416400</dc:date>
    <meta:editing-duration>P4DT1H54M53S</meta:editing-duration>
    <meta:editing-cycles>321</meta:editing-cycles>
    <meta:generator>LibreOffice/7.0.4.2$Linux_X86_64 LibreOffice_project/00$Build-2</meta:generator>
    <meta:document-statistic meta:table-count="4" meta:cell-count="6613" meta:object-count="0"/>
  </office:meta>
</office:document-meta>
</file>